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3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0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livre</text:p>
          </table:table-cell>
          <table:table-cell/>
          <table:table-cell office:value-type="string" calcext:value-type="string">
            <text:p>https://www.mercotte.fr/2010/06/16/simplissime-tarte-au-citron/</text:p>
          </table:table-cell>
          <table:table-cell table:number-columns-repeated="2"/>
          <table:table-cell office:value-type="string" calcext:value-type="string">
            <text:p>https://www.mercotte.fr/2013/02/06/tarte-au-citron-meringuee-traditionnelle-de-thierry-mulhaupt/</text:p>
          </table:table-cell>
          <table:table-cell office:value-type="string" calcext:value-type="string">
            <text:p>https://www.mercotte.fr/2013/01/23/tarte-au-citron-version-cyril-lignac-ce-nest-pas-forcement-gagne/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cyr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number-columns-repeated="3"/>
          <table:table-cell office:value-type="string" calcext:value-type="string">
            <text:p>P.Herm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le (cm)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</text:p>
          </table:table-cell>
          <table:table-cell table:formula="of:=ROUND([.$B$3]*([.B4]/2)^2;0)" office:value-type="float" office:value="452" calcext:value-type="float">
            <text:p>452</text:p>
          </table:table-cell>
          <table:table-cell/>
          <table:table-cell table:formula="of:=ROUND([.$B$3]*([.D4]/2)^2;0)" office:value-type="float" office:value="314" calcext:value-type="float">
            <text:p>314</text:p>
          </table:table-cell>
          <table:table-cell/>
          <table:table-cell table:formula="of:=ROUND([.$B$3]*([.F4]/2)^2;0)" office:value-type="float" office:value="314" calcext:value-type="float">
            <text:p>314</text:p>
          </table:table-cell>
          <table:table-cell table:formula="of:=ROUND([.$B$3]*([.G4]/2)^2;0)" office:value-type="float" office:value="380" calcext:value-type="float">
            <text:p>380</text:p>
          </table:table-cell>
          <table:table-cell table:formula="of:=16*16*2"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s citron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 citrons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table:formula="of:=5*45"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e</text:p>
          </table:table-cell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eufs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formula="of:=4*55"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une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lati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urette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zena</text:p>
          </table:table-cell>
          <table:table-cell table:number-columns-repeated="5"/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T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le (cm)</text:p>
          </table:table-cell>
          <table:table-cell office:value-type="float" office:value="16" calcext:value-type="float">
            <text:p>16</text:p>
          </table:table-cell>
          <table:table-cell table:formula="of:=ROUND([.$B$3]*([.B19]/2)^2;0)" office:value-type="float" office:value="201" calcext:value-type="float">
            <text:p>20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table:formula="of:=ROUND([.$B$3]*([.B19]/2)^2;0)" office:value-type="float" office:value="201" calcext:value-type="float">
            <text:p>201</text:p>
          </table:table-cell>
          <table:table-cell table:number-columns-repeated="6"/>
          <table:table-cell table:formula="of:=ROUND([.$B$3]*([.I19]/2)^2;0)" office:value-type="float" office:value="201" calcext:value-type="float">
            <text:p>201</text:p>
          </table:table-cell>
          <table:table-cell table:formula="of:=ROUND([.$B$3]*([.J19]/2)^2;0)" office:value-type="float" office:value="314" calcext:value-type="float">
            <text:p>314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us citron</text:p>
          </table:table-cell>
          <table:table-cell table:formula="of:=ROUND([.$B$20]/[.B$5]*[.B7];0)" office:value-type="float" office:value="62" calcext:value-type="float">
            <text:p>62</text:p>
          </table:table-cell>
          <table:table-cell/>
          <table:table-cell table:formula="of:=ROUND([.$B$20]/[.D$5]*[.D7];0)" office:value-type="float" office:value="58" calcext:value-type="float">
            <text:p>58</text:p>
          </table:table-cell>
          <table:table-cell/>
          <table:table-cell table:formula="of:=ROUND([.$B$20]/[.F$5]*[.F7];0)" office:value-type="float" office:value="51" calcext:value-type="float">
            <text:p>51</text:p>
          </table:table-cell>
          <table:table-cell table:formula="of:=ROUND([.$B$20]/[.G$5]*[.G7];0)" office:value-type="float" office:value="85" calcext:value-type="float">
            <text:p>85</text:p>
          </table:table-cell>
          <table:table-cell table:formula="of:=ROUND([.$B$20]/[.H$5]*[.H7];0)"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table:style-name="ce1" table:formula="of:=[.I22]*[.$J$20]/[.$I$20]" office:value-type="float" office:value="90.6069651741294" calcext:value-type="float">
            <text:p>90.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zeste</text:p>
          </table:table-cell>
          <table:table-cell table:formula="of:=ROUND([.$B$20]/[.B$5]*[.B8];0)" office:value-type="float" office:value="0" calcext:value-type="float">
            <text:p>0</text:p>
          </table:table-cell>
          <table:table-cell/>
          <table:table-cell table:formula="of:=ROUND([.$B$20]/[.D$5]*[.D8];0)" office:value-type="float" office:value="0" calcext:value-type="float">
            <text:p>0</text:p>
          </table:table-cell>
          <table:table-cell/>
          <table:table-cell table:formula="of:=ROUND([.$B$20]/[.F$5]*[.F8];0)" office:value-type="float" office:value="1" calcext:value-type="float">
            <text:p>1</text:p>
          </table:table-cell>
          <table:table-cell table:formula="of:=ROUND([.$B$20]/[.G$5]*[.G8];0)" office:value-type="float" office:value="1" calcext:value-type="float">
            <text:p>1</text:p>
          </table:table-cell>
          <table:table-cell table:formula="of:=ROUND([.$B$20]/[.H$5]*[.H8]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table:formula="of:=[.I23]*[.$J$20]/[.$I$20]" office:value-type="float" office:value="1.56218905472637" calcext:value-type="float">
            <text:p>1.6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table:formula="of:=ROUND([.$B$20]/[.B$5]*[.B9];0)" office:value-type="float" office:value="71" calcext:value-type="float">
            <text:p>71</text:p>
          </table:table-cell>
          <table:table-cell/>
          <table:table-cell table:formula="of:=ROUND([.$B$20]/[.D$5]*[.D9];0)" office:value-type="float" office:value="51" calcext:value-type="float">
            <text:p>51</text:p>
          </table:table-cell>
          <table:table-cell/>
          <table:table-cell table:formula="of:=ROUND([.$B$20]/[.F$5]*[.F9];0)" office:value-type="float" office:value="64" calcext:value-type="float">
            <text:p>64</text:p>
          </table:table-cell>
          <table:table-cell table:formula="of:=ROUND([.$B$20]/[.G$5]*[.G9];0)" office:value-type="float" office:value="53" calcext:value-type="float">
            <text:p>53</text:p>
          </table:table-cell>
          <table:table-cell table:formula="of:=ROUND([.$B$20]/[.H$5]*[.H9];0)"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style-name="ce1" table:formula="of:=[.I24]*[.$J$20]/[.$I$20]" office:value-type="float" office:value="39.0547263681592" calcext:value-type="float">
            <text:p>39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eufs</text:p>
          </table:table-cell>
          <table:table-cell table:formula="of:=ROUND([.$B$20]/[.B$5]*[.B10];0)" office:value-type="float" office:value="89" calcext:value-type="float">
            <text:p>89</text:p>
          </table:table-cell>
          <table:table-cell/>
          <table:table-cell table:formula="of:=ROUND([.$B$20]/[.D$5]*[.D10];0)" office:value-type="float" office:value="70" calcext:value-type="float">
            <text:p>70</text:p>
          </table:table-cell>
          <table:table-cell/>
          <table:table-cell table:formula="of:=ROUND([.$B$20]/[.F$5]*[.F10];0)" office:value-type="float" office:value="70" calcext:value-type="float">
            <text:p>70</text:p>
          </table:table-cell>
          <table:table-cell table:formula="of:=ROUND([.$B$20]/[.G$5]*[.G10];0)" office:value-type="float" office:value="53" calcext:value-type="float">
            <text:p>53</text:p>
          </table:table-cell>
          <table:table-cell table:formula="of:=ROUND([.$B$20]/[.H$5]*[.H10];0)"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table:style-name="ce1" table:formula="of:=[.I25]*[.$J$20]/[.$I$20]" office:value-type="float" office:value="109.353233830846" calcext:value-type="float">
            <text:p>109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jaune</text:p>
          </table:table-cell>
          <table:table-cell table:formula="of:=ROUND([.$B$20]/[.B$5]*[.B11];0)" office:value-type="float" office:value="0" calcext:value-type="float">
            <text:p>0</text:p>
          </table:table-cell>
          <table:table-cell/>
          <table:table-cell table:formula="of:=ROUND([.$B$20]/[.D$5]*[.D11];0)" office:value-type="float" office:value="0" calcext:value-type="float">
            <text:p>0</text:p>
          </table:table-cell>
          <table:table-cell/>
          <table:table-cell table:formula="of:=ROUND([.$B$20]/[.F$5]*[.F11];0)" office:value-type="float" office:value="0" calcext:value-type="float">
            <text:p>0</text:p>
          </table:table-cell>
          <table:table-cell table:formula="of:=ROUND([.$B$20]/[.G$5]*[.G11];0)" office:value-type="float" office:value="11" calcext:value-type="float">
            <text:p>11</text:p>
          </table:table-cell>
          <table:table-cell table:formula="of:=ROUND([.$B$20]/[.H$5]*[.H11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[.I26]*[.$J$20]/[.$I$20]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string" calcext:value-type="string">
            <text:p>gelatine</text:p>
          </table:table-cell>
          <table:table-cell table:formula="of:=ROUND([.$B$20]/[.B$5]*[.B12];0)" office:value-type="float" office:value="2" calcext:value-type="float">
            <text:p>2</text:p>
          </table:table-cell>
          <table:table-cell/>
          <table:table-cell table:formula="of:=ROUND([.$B$20]/[.D$5]*[.D12];0)" office:value-type="float" office:value="0" calcext:value-type="float">
            <text:p>0</text:p>
          </table:table-cell>
          <table:table-cell/>
          <table:table-cell table:formula="of:=ROUND([.$B$20]/[.F$5]*[.F12];0)" office:value-type="float" office:value="0" calcext:value-type="float">
            <text:p>0</text:p>
          </table:table-cell>
          <table:table-cell table:formula="of:=ROUND([.$B$20]/[.G$5]*[.G12];0)" office:value-type="float" office:value="0" calcext:value-type="float">
            <text:p>0</text:p>
          </table:table-cell>
          <table:table-cell table:formula="of:=ROUND([.$B$20]/[.H$5]*[.H12]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" table:formula="of:=[.I27]*[.$J$20]/[.$I$20]" office:value-type="float" office:value="0" calcext:value-type="float">
            <text:p>0.0</text:p>
          </table:table-cell>
          <table:table-cell/>
        </table:table-row>
        <table:table-row table:style-name="ro1">
          <table:table-cell office:value-type="string" calcext:value-type="string">
            <text:p>beurre</text:p>
          </table:table-cell>
          <table:table-cell table:formula="of:=ROUND([.$B$20]/[.B$5]*[.B13];0)" office:value-type="float" office:value="36" calcext:value-type="float">
            <text:p>36</text:p>
          </table:table-cell>
          <table:table-cell/>
          <table:table-cell table:formula="of:=ROUND([.$B$20]/[.D$5]*[.D13];0)" office:value-type="float" office:value="26" calcext:value-type="float">
            <text:p>26</text:p>
          </table:table-cell>
          <table:table-cell/>
          <table:table-cell table:formula="of:=ROUND([.$B$20]/[.F$5]*[.F13];0)" office:value-type="float" office:value="64" calcext:value-type="float">
            <text:p>64</text:p>
          </table:table-cell>
          <table:table-cell table:formula="of:=ROUND([.$B$20]/[.G$5]*[.G13];0)" office:value-type="float" office:value="0" calcext:value-type="float">
            <text:p>0</text:p>
          </table:table-cell>
          <table:table-cell table:formula="of:=ROUND([.$B$20]/[.H$5]*[.H13];0)"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1" table:formula="of:=[.I28]*[.$J$20]/[.$I$20]" office:value-type="float" office:value="39.0547263681592" calcext:value-type="float">
            <text:p>39.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9"/>
          <table:table-cell table:style-name="ce1"/>
          <table:table-cell/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00" calcext:value-type="float">
            <text:p>100</text:p>
          </table:table-cell>
          <table:table-cell table:style-name="ce1" table:formula="of:=[.I30]*[.$J$20]/[.$I$20]" office:value-type="float" office:value="156.218905472637" calcext:value-type="float">
            <text:p>156.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float" office:value="35" calcext:value-type="float">
            <text:p>35</text:p>
          </table:table-cell>
          <table:table-cell table:style-name="ce1" table:formula="of:=[.I31]*[.$J$20]/[.$I$20]" office:value-type="float" office:value="54.6766169154229" calcext:value-type="float">
            <text:p>54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ucre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style-name="ce1" table:formula="of:=[.I32]*[.$J$20]/[.$I$20]" office:value-type="float" office:value="23.4328358208955" calcext:value-type="float">
            <text:p>23.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oeufs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style-name="ce1" table:formula="of:=[.I33]*[.$J$20]/[.$I$20]" office:value-type="float" office:value="39.0547263681592" calcext:value-type="float">
            <text:p>39.1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5"/>
          <table:table-cell table:formula="of:=16*16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citron</text:p>
          </table:table-cell>
          <table:table-cell office:value-type="string" calcext:value-type="string">
            <text:p>45 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 oeuf</text:p>
          </table:table-cell>
          <table:table-cell office:value-type="string" calcext:value-type="string">
            <text:p>55 g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3">
      <number:number number:decimal-places="1" number:min-decimal-places="1" number:min-integer-digits="1" number:grouping="true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5:57:23.183311446</meta:creation-date>
    <dc:date>2024-11-24T11:17:26.044148730</dc:date>
    <meta:editing-duration>PT52M20S</meta:editing-duration>
    <meta:editing-cycles>31</meta:editing-cycles>
    <meta:generator>LibreOffice/7.3.7.2$Linux_X86_64 LibreOffice_project/30$Build-2</meta:generator>
    <meta:document-statistic meta:table-count="1" meta:cell-count="160" meta:object-count="0"/>
  </office:meta>
</office:document-meta>
</file>